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uebas" style:family="table">
      <style:table-properties style:width="17.595cm" fo:margin-left="0cm" table:align="left"/>
    </style:style>
    <style:style style:name="Pruebas.A" style:family="table-column">
      <style:table-column-properties style:column-width="1.191cm"/>
    </style:style>
    <style:style style:name="Pruebas.B" style:family="table-column">
      <style:table-column-properties style:column-width="9.208cm"/>
    </style:style>
    <style:style style:name="Pruebas.C" style:family="table-column">
      <style:table-column-properties style:column-width="3.493cm"/>
    </style:style>
    <style:style style:name="Pruebas.D" style:family="table-column">
      <style:table-column-properties style:column-width="3.704cm"/>
    </style:style>
    <style:style style:name="Pruebas.A1" style:family="table-cell">
      <style:table-cell-properties fo:padding="0.097cm" fo:border-left="0.05pt solid #000000" fo:border-right="none" fo:border-top="0.05pt solid #000000" fo:border-bottom="0.05pt solid #000000"/>
    </style:style>
    <style:style style:name="Pruebas.D1" style:family="table-cell">
      <style:table-cell-properties fo:padding="0.097cm" fo:border="0.05pt solid #000000"/>
    </style:style>
    <style:style style:name="Pruebas.A2" style:family="table-cell">
      <style:table-cell-properties fo:padding="0.097cm" fo:border-left="0.05pt solid #000000" fo:border-right="none" fo:border-top="none" fo:border-bottom="0.05pt solid #000000"/>
    </style:style>
    <style:style style:name="Prueba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ed03" officeooo:paragraph-rsid="001bed03"/>
    </style:style>
    <style:style style:name="P2" style:family="paragraph" style:parent-style-name="Standard">
      <style:text-properties officeooo:rsid="001c5d70" officeooo:paragraph-rsid="001c5d70"/>
    </style:style>
    <style:style style:name="P3" style:family="paragraph" style:parent-style-name="Standard">
      <style:text-properties officeooo:rsid="001c5db3" officeooo:paragraph-rsid="001c5d70"/>
    </style:style>
    <style:style style:name="P4" style:family="paragraph" style:parent-style-name="Standard">
      <style:text-properties officeooo:rsid="001c5db3" officeooo:paragraph-rsid="001c5db3"/>
    </style:style>
    <style:style style:name="P5" style:family="paragraph" style:parent-style-name="Table_20_Contents">
      <style:text-properties officeooo:rsid="001a0ea2" officeooo:paragraph-rsid="001a0ea2"/>
    </style:style>
    <style:style style:name="P6" style:family="paragraph" style:parent-style-name="Table_20_Contents">
      <style:paragraph-properties fo:text-align="center" style:justify-single-word="false"/>
      <style:text-properties officeooo:rsid="001a0ea2" officeooo:paragraph-rsid="001a0ea2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a0ea2" officeooo:paragraph-rsid="001a0ea2" style:font-weight-asian="bold" style:font-weight-complex="bold"/>
    </style:style>
    <style:style style:name="P8" style:family="paragraph" style:parent-style-name="Table_20_Contents">
      <style:text-properties officeooo:rsid="001bed03" officeooo:paragraph-rsid="001bed03"/>
    </style:style>
    <style:style style:name="P9" style:family="paragraph" style:parent-style-name="Table_20_Contents">
      <style:text-properties officeooo:rsid="001c5d70" officeooo:paragraph-rsid="001c5d70"/>
    </style:style>
    <style:style style:name="P10" style:family="paragraph" style:parent-style-name="Table_20_Contents">
      <style:text-properties officeooo:rsid="001d3511" officeooo:paragraph-rsid="001d3511"/>
    </style:style>
    <style:style style:name="T1" style:family="text">
      <style:text-properties officeooo:rsid="001bed03"/>
    </style:style>
    <style:style style:name="T2" style:family="text">
      <style:text-properties officeooo:rsid="001c5d70"/>
    </style:style>
    <style:style style:name="T3" style:family="text">
      <style:text-properties officeooo:rsid="001c5d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Pruebas" table:style-name="Pruebas">
        <table:table-column table:style-name="Pruebas.A"/>
        <table:table-column table:style-name="Pruebas.B"/>
        <table:table-column table:style-name="Pruebas.C"/>
        <table:table-column table:style-name="Pruebas.D"/>
        <table:table-row>
          <table:table-cell table:style-name="Pruebas.A1" office:value-type="string">
            <text:p text:style-name="P7">ID</text:p>
          </table:table-cell>
          <table:table-cell table:style-name="Pruebas.A1" office:value-type="string">
            <text:p text:style-name="P7">Descripcion de la prueba</text:p>
          </table:table-cell>
          <table:table-cell table:style-name="Pruebas.A1" office:value-type="string">
            <text:p text:style-name="P7">Entradas</text:p>
          </table:table-cell>
          <table:table-cell table:style-name="Pruebas.D1" office:value-type="string">
            <text:p text:style-name="P7">Salida Esperada</text:p>
          </table:table-cell>
        </table:table-row>
        <table:table-row>
          <table:table-cell table:style-name="Pruebas.A2" office:value-type="string">
            <text:p text:style-name="P6">1</text:p>
          </table:table-cell>
          <table:table-cell table:style-name="Pruebas.A2" office:value-type="string">
            <text:p text:style-name="P5">Se realizara la nomina de un empleado de rol chofer que haya trabajado por cinco dias del mes de noviembre y que sea del tipo interno</text:p>
          </table:table-cell>
          <table:table-cell table:style-name="Pruebas.A2" office:value-type="string">
            <text:p text:style-name="P5"><text:span text:style-name="T1">5 </text:span>dias trabajados</text:p>
            <text:p text:style-name="P5">10 entregas por dia </text:p>
          </table:table-cell>
          <table:table-cell table:style-name="Pruebas.D2" office:value-type="string">
            <text:p text:style-name="P8">Sueldo final:</text:p>
            <text:p text:style-name="P8"/>
            <text:p text:style-name="P8">1758</text:p>
          </table:table-cell>
        </table:table-row>
        <table:table-row>
          <table:table-cell table:style-name="Pruebas.A2" office:value-type="string">
            <text:p text:style-name="P6">2</text:p>
          </table:table-cell>
          <table:table-cell table:style-name="Pruebas.A2" office:value-type="string">
            <text:p text:style-name="P5">Se realizara la nomina de un empleado de rol de cargador por <text:span text:style-name="T2">5</text:span> dias del mes de Octubre y que sea del tipo externo</text:p>
          </table:table-cell>
          <table:table-cell table:style-name="Pruebas.A2" office:value-type="string">
            <text:p text:style-name="P5"><text:span text:style-name="T1">5 </text:span>dias trabajados</text:p>
            <text:p text:style-name="P5">3 entregas por dia</text:p>
          </table:table-cell>
          <table:table-cell table:style-name="Pruebas.D2" office:value-type="string">
            <text:p text:style-name="P9">Sueldo final:</text:p>
            <text:p text:style-name="P9"/>
            <text:p text:style-name="P9">1342</text:p>
          </table:table-cell>
        </table:table-row>
        <table:table-row>
          <table:table-cell table:style-name="Pruebas.A2" office:value-type="string">
            <text:p text:style-name="P6">3</text:p>
          </table:table-cell>
          <table:table-cell table:style-name="Pruebas.A2" office:value-type="string">
            <text:p text:style-name="P5">Se realizara la nomina de un empleado de rol auxiliar por <text:span text:style-name="T2">5</text:span> dias <text:span text:style-name="T3">en septiembre y que sea del tipo interno</text:span></text:p>
          </table:table-cell>
          <table:table-cell table:style-name="Pruebas.A2" office:value-type="string">
            <text:p text:style-name="P5"><text:span text:style-name="T1">5</text:span> dias trabajados</text:p>
            <text:p text:style-name="P5">6 entregas por dias</text:p>
            <text:p text:style-name="P5">2 cubriendo rol de chofer</text:p>
            <text:p text:style-name="P5">2 dias cubriendo rol de cargador</text:p>
          </table:table-cell>
          <table:table-cell table:style-name="Pruebas.D2" office:value-type="string">
            <text:p text:style-name="P10">Sueldo final:</text:p>
            <text:p text:style-name="P10"/>
            <text:p text:style-name="P10">1511</text:p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5M11S</meta:editing-duration>
    <meta:editing-cycles>7</meta:editing-cycles>
    <meta:generator>LibreOffice/4.3.0.4$Windows_x86 LibreOffice_project/62ad5818884a2fc2e5780dd45466868d41009ec0</meta:generator>
    <dc:date>2018-11-09T17:49:42.707000000</dc:date>
    <meta:document-statistic meta:table-count="1" meta:image-count="0" meta:object-count="0" meta:page-count="1" meta:paragraph-count="24" meta:word-count="123" meta:character-count="619" meta:non-whitespace-character-count="519"/>
    <meta:user-defined meta:name="Info 1"/>
    <meta:user-defined meta:name="Info 2"/>
    <meta:user-defined meta:name="Info 3"/>
    <meta:user-defined meta:name="Info 4"/>
  </office:meta>
</office:document-meta>
</file>